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0"/>
    <style:style style:name="P36" style:family="paragraph" style:parent-style-name="Standard" style:list-style-name="L32"/>
    <style:style style:name="P37" style:family="paragraph" style:parent-style-name="Standard" style:list-style-name="L31">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ersion history <text:s/>(PyOTE description is at end)</text:p>
      <text:p text:style-name="P2"/>
      <text:p text:style-name="Standard">version 3.1.6:</text:p>
      <text:list xml:id="list8415751134314564458" text:style-name="L32">
        <text:list-item>
          <text:p text:style-name="P36">Values entered in the Manual Timestamp Entry dialog box are now 'sticky', thus making corrections easy to do without requiring re-entry of all data. </text:p>
          <text:p text:style-name="P36"><text:line-break/>Also trapped is the case where a user has entered a custom frame time but failed to click the radio button indicating that it is to be used.<text:line-break/></text:p>
        </text:list-item>
      </text:list>
      <text:p text:style-name="Standard">version 3.1.5:</text:p>
      <text:list xml:id="list7072713443317590863" text:style-name="L1">
        <text:list-item>
          <text:p text:style-name="P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8365119880578010646" text:style-name="L2">
        <text:list-item>
          <text:p text:style-name="P7">Fixed error in new dropped reading detection logic when light curve was processed in field mode.<text:line-break/></text:p>
        </text:list-item>
        <text:list-item>
          <text:p text:style-name="P7">Cleaned up some language in tooltips.<text:line-break/></text:p>
        </text:list-item>
      </text:list>
      <text:p text:style-name="Standard">version 3.1.3:</text:p>
      <text:list xml:id="list7322815995017880023" text:style-name="L3">
        <text:list-item>
          <text:p text:style-name="P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8">Eliminated the 'entry num' column in the data matrix at the lower left of the GUI. The 'entry num' is unused and a possible source of confusion with the frame or field number for the unwary.<text:line-break/></text:p>
        </text:list-item>
        <text:list-item>
          <text:p text:style-name="P8">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569035803088029701" text:style-name="L4">
        <text:list-item>
          <text:p text:style-name="P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text:soft-page-break/>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4101205996706539137" text:style-name="L5">
        <text:list-item>
          <text:p text:style-name="P10">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605888968089245390" text:style-name="L6">
        <text:list-item>
          <text:p text:style-name="P11">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134554288937715057" text:style-name="L7">
        <text:list-item>
          <text:p text:style-name="P1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6319545094571944083" text:style-name="L8">
        <text:list-item>
          <text:p text:style-name="P13">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7077461546809311483" text:style-name="L9">
        <text:list-item>
          <text:p text:style-name="P14">No code changes. <text:s/>This version is the same as 2.1.6 except that it is built on python 3.7. <text:s/>The previous versions used python 3.6. <text:s/>This allows new users to <text:soft-page-break/>install the latest Anaconda3 version (which installs python 3.7) without fiddling with archived Anaconda3 versions.<text:line-break/></text:p>
        </text:list-item>
      </text:list>
      <text:p text:style-name="Standard">version 2.1.6:</text:p>
      <text:list xml:id="list2078267722997668746" text:style-name="L10">
        <text:list-item>
          <text:p text:style-name="P1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7822577152318821418" text:style-name="L11">
        <text:list-item>
          <text:p text:style-name="P16">Disable the Accept integration button when user overrides an automatic block analysis with a manual block selection followed by a click on the Block integrate button.<text:line-break/></text:p>
        </text:list-item>
      </text:list>
      <text:p text:style-name="Standard">version 2.1.4:</text:p>
      <text:list xml:id="list8735733850162788727" text:style-name="L12">
        <text:list-item>
          <text:p text:style-name="P17">Corrected a bug that kept manual selection of block integration from being performed after a refusal to accept the automatic block analysis results.<text:line-break/></text:p>
        </text:list-item>
      </text:list>
      <text:p text:style-name="Standard">version 2.1.3:</text:p>
      <text:list xml:id="list580409640929292703" text:style-name="L13">
        <text:list-item>
          <text:p text:style-name="P1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2497649043588591769" text:style-name="L14">
        <text:list-item>
          <text:p text:style-name="P1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018000943700420729" text:style-name="L15">
        <text:list-item>
          <text:p text:style-name="P20">Added progress bar tracking of block integration analysis because it can take an extended amount of time to complete the analysis when the light curve has many points.<text:line-break/></text:p>
        </text:list-item>
      </text:list>
      <text:p text:style-name="Standard">version 2.1.0</text:p>
      <text:list xml:id="list5530878177291662884" text:style-name="L16">
        <text:list-item>
          <text:p text:style-name="P21">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8312165735431966984" text:style-name="L17">
        <text:list-item>
          <text:p text:style-name="P22">Made the selection of Tooltip display 'sticky'</text:p>
        </text:list-item>
        <text:list-item>
          <text:p text:style-name="P22">Duration calculation when D and R span midnight now handled correctly</text:p>
        </text:list-item>
      </text:list>
      <text:p text:style-name="Standard"/>
      <text:p text:style-name="Standard">version 2.0.8</text:p>
      <text:list xml:id="list8201311289393849228" text:style-name="L18">
        <text:list-item>
          <text:p text:style-name="P23">toolTips changed to invoke and display in a custom dialog box that can be <text:soft-page-break/>moved and resized to better accommodate legacy displays</text:p>
        </text:list-item>
        <text:list-item>
          <text:p text:style-name="P23">Calc flash timing calculation fixed to properly deal with the non-integer frame numbers that can result from field processed csv files</text:p>
        </text:list-item>
        <text:list-item>
          <text:p text:style-name="P23">Flash timing has been verified to work with integrated light curves</text:p>
        </text:list-item>
        <text:list-item>
          <text:p text:style-name="P23">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1028885923108520440" text:style-name="L19">
        <text:list-item>
          <text:p text:style-name="P24">Adds a button to calculate the edge position of an LED timing flash.</text:p>
        </text:list-item>
        <text:list-item>
          <text:p text:style-name="P2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4">Adds a checkbox to force manual entry of timestamp info. <text:s/>This is useful when OCR on a VTI timed light curve has catastrophic errors. <text:s/>It is always employed when using LED flash timing.</text:p>
        </text:list-item>
      </text:list>
      <text:list xml:id="list1722326858680321433" text:style-name="L20">
        <text:list-item>
          <text:p text:style-name="P25">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6851133423249591213" text:style-name="L21">
        <text:list-item>
          <text:p text:style-name="P26">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878937473785768722" text:style-name="L22">
        <text:list-item>
          <text:p text:style-name="P27">files generated by pyote now contain PYOTE in the filename.<text:line-break/></text:p>
        </text:list-item>
        <text:list-item>
          <text:p text:style-name="P2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6469882056423068738" text:style-name="L23">
        <text:list-item>
          <text:p text:style-name="P2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ext:soft-page-break/>that.</text:p>
        </text:list-item>
      </text:list>
      <text:p text:style-name="Standard"/>
      <text:p text:style-name="Standard">version 2.0.3</text:p>
      <text:list xml:id="list2251120642088341884" text:style-name="L24">
        <text:list-item>
          <text:p text:style-name="P2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8298229159792313706" text:style-name="L25">
        <text:list-item>
          <text:p text:style-name="P3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111304556596896202" text:style-name="L26">
        <text:list-item>
          <text:p text:style-name="P31">improved handling of D and R region selection so that one cannot enter an invalid configuration --- automatic corrections/changes are applied.<text:line-break/></text:p>
        </text:list-item>
        <text:list-item>
          <text:p text:style-name="P31">incorporates a new 'solver' that no longer requires an initial estimation of baseline noise. <text:s/>This 'solver' is also much faster. <text:s/>With this 'solver', the two-pass modification added in version 1.46 is no longer needed.<text:line-break/></text:p>
        </text:list-item>
        <text:list-item>
          <text:p text:style-name="P3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68226912739137115" text:style-name="L27">
        <text:list-item>
          <text:p text:style-name="P32">adds bold red highlighting to message:</text:p>
        </text:list-item>
      </text:list>
      <text:p text:style-name="Standard"><text:span text:style-name="Default_20_Paragraph_20_Font"><text:span text:style-name="T4">! There is something wrong with timestamps at D and/or R or frames have been d</text:span></text:span><text:span text:style-name="Default_20_Paragraph_20_Font"><text:span text:style-name="T4">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1029925141544441887" text:style-name="L28">
        <text:list-item>
          <text:p text:style-name="P33">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3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1050166241591222675" text:style-name="L29">
        <text:list-item>
          <text:p text:style-name="P34">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3306903834711787458" text:style-name="L30">
        <text:list-item>
          <text:p text:style-name="P3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text:span></text:span><text:span text:style-name="Default_20_Paragraph_20_Font"><text:span text:style-name="T1">e</text:span></text:span>.</text:p>
      <text:p text:style-name="P4"/>
      <text:p text:style-name="P4">Then, type the following line in that command window:</text:p>
      <text:p text:style-name="P4"/>
      <text:list xml:id="list658183523105825624" text:style-name="L31">
        <text:list-item>
          <text:p text:style-name="P37">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initial-creator>Robert Anderson</meta:initial-creator>
    <dc:creator>Robert Anderson</dc:creator>
    <meta:creation-date>2017-08-27T18:53:00Z</meta:creation-date>
    <dc:date>2019-02-02T09:36:53</dc:date>
    <meta:editing-cycles>53</meta:editing-cycles>
    <meta:editing-duration>PT17H51M44S</meta:editing-duration>
    <meta:document-statistic meta:table-count="0" meta:image-count="2" meta:object-count="0" meta:page-count="7" meta:paragraph-count="101" meta:word-count="2826" meta:character-count="16727"/>
    <meta:template xlink:type="simple" xlink:actuate="onRequest" xlink:title="" xlink:href="Normal"/>
  </office:meta>
</office:document-meta>
</file>